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fill="solid" draw:fill-color="#50200c" draw:textarea-horizontal-align="justify" draw:textarea-vertical-align="middle" draw:auto-grow-height="false" fo:min-height="6.833cm" fo:min-width="17.576cm"/>
    </style:style>
    <style:style style:name="gr3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52cm" svg:stroke-color="#168253" draw:marker-start-width="0.432cm" draw:marker-end-width="0.432cm" svg:stroke-linecap="square" draw:fill="none" draw:textarea-vertical-align="middle" fo:padding-top="0.152cm" fo:padding-bottom="0.152cm" fo:padding-left="0.178cm" fo:padding-right="0.178cm"/>
    </style:style>
    <style:style style:name="gr5" style:family="graphic" style:parent-style-name="standard">
      <style:graphic-properties draw:textarea-horizontal-align="justify" draw:textarea-vertical-align="middle" draw:auto-grow-height="false" fo:min-height="1.514cm" fo:min-width="1.38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94cm" fo:min-width="1.38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1.44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.7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3.452cm"/>
      <style:paragraph-properties style:writing-mode="lr-tb"/>
    </style:style>
    <style:style style:name="gr11" style:family="graphic" style:parent-style-name="objectwithoutfill">
      <style:graphic-properties svg:stroke-color="#666666" draw:fill="none" draw:textarea-vertical-align="middle"/>
    </style:style>
    <style:style style:name="gr12" style:family="graphic" style:parent-style-name="objectwithoutfill">
      <style:graphic-properties svg:stroke-width="0.152cm" svg:stroke-color="#168253" draw:marker-start-width="0.432cm" draw:marker-end-width="0.432cm" draw:fill="none" draw:textarea-vertical-align="middle" fo:padding-top="0.152cm" fo:padding-bottom="0.152cm" fo:padding-left="0.178cm" fo:padding-right="0.178cm"/>
    </style:style>
    <style:style style:name="gr13" style:family="graphic" style:parent-style-name="standard">
      <style:graphic-properties draw:stroke="none" svg:stroke-color="#000000" draw:fill="none" draw:fill-color="#ffffff" fo:min-height="1.18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3.452cm"/>
      <style:paragraph-properties style:writing-mode="lr-tb"/>
    </style:style>
    <style:style style:name="gr15" style:family="graphic" style:parent-style-name="objectwithoutfill">
      <style:graphic-properties svg:stroke-width="0.051cm" svg:stroke-color="#666666" draw:marker-start-width="0.279cm" draw:marker-end-width="0.279cm" svg:stroke-linecap="square" draw:fill="none" draw:textarea-vertical-align="middle" fo:padding-top="0.102cm" fo:padding-bottom="0.102cm" fo:padding-left="0.128cm" fo:padding-right="0.128cm"/>
    </style:style>
    <style:style style:name="gr16" style:family="graphic" style:parent-style-name="objectwithoutfill">
      <style:graphic-properties svg:stroke-width="0.051cm" svg:stroke-color="#666666" draw:marker-start-width="0.279cm" draw:marker-end-width="0.279cm" draw:fill="none" draw:textarea-vertical-align="middle" fo:padding-top="0.101cm" fo:padding-bottom="0.101cm" fo:padding-left="0.127cm" fo:padding-right="0.127cm"/>
    </style:style>
    <style:style style:name="gr17" style:family="graphic" style:parent-style-name="objectwithoutfill">
      <style:graphic-properties svg:stroke-width="0.051cm" svg:stroke-color="#666666" draw:marker-start-width="0.279cm" draw:marker-end-width="0.279cm" svg:stroke-linecap="square" draw:fill="none" draw:textarea-vertical-align="middle" fo:padding-top="0.101cm" fo:padding-bottom="0.101cm" fo:padding-left="0.127cm" fo:padding-right="0.127cm"/>
    </style:style>
    <style:style style:name="gr1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solid" draw:fill-color="#50200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style:text-properties fo:font-size="11pt"/>
    </style:style>
    <style:style style:name="P8" style:family="paragraph">
      <loext:graphic-properties draw:fill="none" draw:fill-color="#ffffff"/>
      <style:text-properties fo:font-size="11pt"/>
    </style:style>
    <style:style style:name="P9" style:family="paragraph">
      <loext:graphic-properties draw:fill="none" draw:fill-color="#ffffff"/>
      <style:text-properties fo:font-size="14pt"/>
    </style:style>
    <style:style style:name="P10" style:family="paragraph">
      <style:text-properties fo:color="#666666" loext:opacity="100%" fo:font-size="11pt"/>
    </style:style>
    <style:style style:name="P11" style:family="paragraph">
      <loext:graphic-properties draw:fill="none" draw:fill-color="#ffffff"/>
      <style:text-properties fo:color="#666666" loext:opacity="100%" loext:color-lum-mod="100%" loext:color-lum-off="0%" fo:font-size="11pt"/>
    </style:style>
    <style:style style:name="P12" style:family="paragraph">
      <style:text-properties style:use-window-font-color="true" loext:opacity="0%" fo:font-size="11pt"/>
    </style:style>
    <style:style style:name="P13" style:family="paragraph">
      <loext:graphic-properties draw:fill="none" draw:fill-color="#ffffff"/>
      <style:text-properties style:use-window-font-color="true" loext:opacity="0%" loext:color-lum-mod="100%" loext:color-lum-off="0%" fo:font-size="11pt"/>
    </style:style>
    <style:style style:name="T1" style:family="text">
      <style:text-properties fo:font-size="12pt"/>
    </style:style>
    <style:style style:name="T2" style:family="text">
      <style:text-properties fo:font-size="11pt"/>
    </style:style>
    <style:style style:name="T3" style:family="text">
      <style:text-properties fo:font-size="14pt"/>
    </style:style>
    <style:style style:name="T4" style:family="text">
      <style:text-properties fo:color="#666666" loext:opacity="100%" fo:font-size="11pt"/>
    </style:style>
    <style:style style:name="T5" style:family="text">
      <style:text-properties style:use-window-font-color="true" loext:opacity="0%" fo:font-size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7.78cm" svg:height="6.985cm" svg:x="1.317cm" svg:y="1.31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8.319cm" svg:y1="2.837cm" svg:x2="8.319cm" svg:y2="5.75cm">
            <text:p/>
          </draw:line>
          <draw:line draw:style-name="gr4" draw:text-style-name="P2" draw:layer="layout" svg:x1="3.222cm" svg:y1="5.196cm" svg:x2="5.127cm" svg:y2="5.196cm">
            <text:p/>
          </draw:line>
          <draw:custom-shape draw:style-name="gr5" draw:text-style-name="P4" draw:layer="layout" svg:width="1.587cm" svg:height="1.666cm" svg:x="13.103cm" svg:y="3.874cm">
            <text:p text:style-name="P3"><text:span text:style-name="T1">IPREF</text:span></text:p>
            <text:p text:style-name="P3"><text:span text:style-name="T1">GW 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587cm" svg:height="1.546cm" svg:x="5.7cm" svg:y="3.874cm">
            <text:p text:style-name="P3"><text:span text:style-name="T1">IPREF</text:span></text:p>
            <text:p text:style-name="P3"><text:span text:style-name="T1">GW A</text:span></text:p>
            <draw:enhanced-geometry svg:viewBox="0 0 21600 21600" draw:type="rectangle" draw:enhanced-path="M 0 0 L 21600 0 21600 21600 0 21600 0 0 Z N"/>
          </draw:custom-shape>
          <draw:g>
            <draw:frame draw:style-name="gr7" draw:text-style-name="P6" draw:layer="layout" svg:width="1.65cm" svg:height="0.659cm" svg:x="9.42cm" svg:y="2.752cm">
              <draw:text-box>
                <text:p text:style-name="P5"><text:span text:style-name="T1">Internet</text:span></text:p>
              </draw:text-box>
            </draw:frame>
            <draw:frame draw:style-name="gr8" draw:text-style-name="P8" draw:layer="layout" svg:width="1.057cm" svg:height="0.658cm" svg:x="9.717cm" svg:y="4.549cm">
              <draw:text-box>
                <text:p text:style-name="P7"><text:span text:style-name="T2">IPv4</text:span></text:p>
              </draw:text-box>
            </draw:frame>
            <draw:frame draw:style-name="gr9" draw:text-style-name="P8" draw:layer="layout" svg:width="0.985cm" svg:height="0.614cm" svg:x="9.753cm" svg:y="3.588cm">
              <draw:text-box>
                <text:p text:style-name="P7"><text:span text:style-name="T2">IPv6</text:span></text:p>
              </draw:text-box>
            </draw:frame>
          </draw:g>
          <draw:line draw:style-name="gr3" draw:text-style-name="P2" draw:layer="layout" svg:x1="12.07cm" svg:y1="2.837cm" svg:x2="12.07cm" svg:y2="5.75cm">
            <text:p/>
          </draw:line>
          <draw:frame draw:style-name="gr10" draw:text-style-name="P9" draw:layer="layout" svg:width="3.656cm" svg:height="0.739cm" svg:x="1.78cm" svg:y="1.734cm">
            <draw:text-box>
              <text:p><text:span text:style-name="T3">1. Starting </text:span><text:span text:style-name="T3">point</text:span></text:p>
            </draw:text-box>
          </draw:frame>
          <draw:frame draw:style-name="gr8" draw:text-style-name="P8" draw:layer="layout" svg:width="1.057cm" svg:height="0.658cm" svg:x="16.017cm" svg:y="4.549cm">
            <draw:text-box>
              <text:p text:style-name="P7"><text:span text:style-name="T2">IPv4</text:span></text:p>
            </draw:text-box>
          </draw:frame>
          <draw:frame draw:style-name="gr8" draw:text-style-name="P8" draw:layer="layout" svg:width="1.057cm" svg:height="0.658cm" svg:x="3.418cm" svg:y="4.549cm">
            <draw:text-box>
              <text:p text:style-name="P7"><text:span text:style-name="T2">IPv4</text:span></text:p>
            </draw:text-box>
          </draw:frame>
          <draw:line draw:style-name="gr11" draw:text-style-name="P2" draw:layer="layout" svg:x1="8.302cm" svg:y1="4.301cm" svg:x2="8.937cm" svg:y2="4.301cm">
            <text:p/>
          </draw:line>
          <draw:line draw:style-name="gr11" draw:text-style-name="P2" draw:layer="layout" svg:x1="11.403cm" svg:y1="4.301cm" svg:x2="12.038cm" svg:y2="4.301cm">
            <text:p/>
          </draw:line>
          <draw:line draw:style-name="gr12" draw:text-style-name="P2" draw:layer="layout" svg:x1="15.323cm" svg:y1="5.196cm" svg:x2="17.228cm" svg:y2="5.196cm">
            <text:p/>
          </draw:line>
          <draw:line draw:style-name="gr12" draw:text-style-name="P2" draw:layer="layout" svg:x1="7.667cm" svg:y1="5.164cm" svg:x2="12.747cm" svg:y2="5.164cm">
            <text:p/>
          </draw:line>
          <draw:line draw:style-name="gr4" draw:text-style-name="P2" draw:layer="layout" svg:x1="5.127cm" svg:y1="5.882cm" svg:x2="7.667cm" svg:y2="5.882cm">
            <text:p/>
          </draw:line>
          <draw:line draw:style-name="gr4" draw:text-style-name="P2" draw:layer="layout" svg:x1="5.127cm" svg:y1="5.196cm" svg:x2="5.127cm" svg:y2="5.863cm">
            <text:p/>
          </draw:line>
          <draw:line draw:style-name="gr4" draw:text-style-name="P2" draw:layer="layout" svg:x1="7.727cm" svg:y1="5.197cm" svg:x2="7.727cm" svg:y2="5.864cm">
            <text:p/>
          </draw:line>
          <draw:line draw:style-name="gr4" draw:text-style-name="P2" draw:layer="layout" svg:x1="12.727cm" svg:y1="5.883cm" svg:x2="15.267cm" svg:y2="5.883cm">
            <text:p/>
          </draw:line>
          <draw:line draw:style-name="gr4" draw:text-style-name="P2" draw:layer="layout" svg:x1="12.727cm" svg:y1="5.197cm" svg:x2="12.727cm" svg:y2="5.864cm">
            <text:p/>
          </draw:line>
          <draw:line draw:style-name="gr4" draw:text-style-name="P2" draw:layer="layout" svg:x1="15.327cm" svg:y1="5.198cm" svg:x2="15.327cm" svg:y2="5.865cm">
            <text:p/>
          </draw:line>
          <draw:frame draw:style-name="gr13" draw:text-style-name="P6" draw:layer="layout" svg:width="15.558cm" svg:height="1.334cm" svg:x="1.952cm" svg:y="6.634cm">
            <draw:text-box>
              <text:p text:style-name="P5"><text:span text:style-name="T1">IPREF </text:span><text:span text:style-name="T1">gateways are </text:span><text:span text:style-name="T1">installed but not </text:span><text:span text:style-name="T1">used yet.</text:span></text:p>
            </draw:text-box>
          </draw:frame>
        </draw:g>
        <draw:custom-shape draw:style-name="gr2" draw:text-style-name="P1" draw:layer="layout" svg:width="17.78cm" svg:height="6.985cm" svg:x="1.317cm" svg:y="8.81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319cm" svg:y1="10.337cm" svg:x2="8.319cm" svg:y2="13.25cm">
          <text:p/>
        </draw:line>
        <draw:line draw:style-name="gr4" draw:text-style-name="P2" draw:layer="layout" svg:x1="3.222cm" svg:y1="12.696cm" svg:x2="6.08cm" svg:y2="12.696cm">
          <text:p/>
        </draw:line>
        <draw:g>
          <draw:frame draw:style-name="gr7" draw:text-style-name="P6" draw:layer="layout" svg:width="1.65cm" svg:height="0.659cm" svg:x="9.42cm" svg:y="10.252cm">
            <draw:text-box>
              <text:p text:style-name="P5"><text:span text:style-name="T1">Internet</text:span></text:p>
            </draw:text-box>
          </draw:frame>
          <draw:frame draw:style-name="gr8" draw:text-style-name="P8" draw:layer="layout" svg:width="1.057cm" svg:height="0.658cm" svg:x="9.717cm" svg:y="12.049cm">
            <draw:text-box>
              <text:p text:style-name="P7"><text:span text:style-name="T2">IPv4</text:span></text:p>
            </draw:text-box>
          </draw:frame>
          <draw:frame draw:style-name="gr9" draw:text-style-name="P8" draw:layer="layout" svg:width="0.985cm" svg:height="0.614cm" svg:x="9.753cm" svg:y="11.088cm">
            <draw:text-box>
              <text:p text:style-name="P7"><text:span text:style-name="T2">IPv6</text:span></text:p>
            </draw:text-box>
          </draw:frame>
        </draw:g>
        <draw:line draw:style-name="gr3" draw:text-style-name="P2" draw:layer="layout" svg:x1="12.07cm" svg:y1="10.337cm" svg:x2="12.07cm" svg:y2="13.25cm">
          <text:p/>
        </draw:line>
        <draw:frame draw:style-name="gr14" draw:text-style-name="P9" draw:layer="layout" svg:width="15.412cm" svg:height="0.704cm" svg:x="1.78cm" svg:y="9.234cm">
          <draw:text-box>
            <text:p><text:span text:style-name="T3">2. Switching </text:span><text:span text:style-name="T3">traffic to </text:span><text:span text:style-name="T3">IPREF</text:span></text:p>
          </draw:text-box>
        </draw:frame>
        <draw:frame draw:style-name="gr8" draw:text-style-name="P8" draw:layer="layout" svg:width="1.057cm" svg:height="0.658cm" svg:x="16.017cm" svg:y="12.049cm">
          <draw:text-box>
            <text:p text:style-name="P7"><text:span text:style-name="T2">IPv4</text:span></text:p>
          </draw:text-box>
        </draw:frame>
        <draw:frame draw:style-name="gr8" draw:text-style-name="P8" draw:layer="layout" svg:width="1.057cm" svg:height="0.658cm" svg:x="3.418cm" svg:y="12.049cm">
          <draw:text-box>
            <text:p text:style-name="P7"><text:span text:style-name="T2">IPv4</text:span></text:p>
          </draw:text-box>
        </draw:frame>
        <draw:line draw:style-name="gr11" draw:text-style-name="P2" draw:layer="layout" svg:x1="8.302cm" svg:y1="11.801cm" svg:x2="8.937cm" svg:y2="11.801cm">
          <text:p/>
        </draw:line>
        <draw:line draw:style-name="gr11" draw:text-style-name="P2" draw:layer="layout" svg:x1="11.403cm" svg:y1="11.801cm" svg:x2="12.038cm" svg:y2="11.801cm">
          <text:p/>
        </draw:line>
        <draw:line draw:style-name="gr12" draw:text-style-name="P2" draw:layer="layout" svg:x1="14.335cm" svg:y1="12.696cm" svg:x2="17.228cm" svg:y2="12.696cm">
          <text:p/>
        </draw:line>
        <draw:line draw:style-name="gr12" draw:text-style-name="P2" draw:layer="layout" svg:x1="7.032cm" svg:y1="12.664cm" svg:x2="13.382cm" svg:y2="12.664cm">
          <text:p/>
        </draw:line>
        <draw:line draw:style-name="gr15" draw:text-style-name="P2" draw:layer="layout" svg:x1="5.127cm" svg:y1="13.382cm" svg:x2="7.667cm" svg:y2="13.382cm">
          <text:p/>
        </draw:line>
        <draw:line draw:style-name="gr15" draw:text-style-name="P2" draw:layer="layout" svg:x1="5.127cm" svg:y1="12.696cm" svg:x2="5.127cm" svg:y2="13.363cm">
          <text:p/>
        </draw:line>
        <draw:line draw:style-name="gr15" draw:text-style-name="P2" draw:layer="layout" svg:x1="7.727cm" svg:y1="12.697cm" svg:x2="7.727cm" svg:y2="13.364cm">
          <text:p/>
        </draw:line>
        <draw:line draw:style-name="gr15" draw:text-style-name="P2" draw:layer="layout" svg:x1="12.727cm" svg:y1="13.383cm" svg:x2="15.267cm" svg:y2="13.383cm">
          <text:p/>
        </draw:line>
        <draw:line draw:style-name="gr15" draw:text-style-name="P2" draw:layer="layout" svg:x1="12.727cm" svg:y1="12.697cm" svg:x2="12.727cm" svg:y2="13.364cm">
          <text:p/>
        </draw:line>
        <draw:line draw:style-name="gr15" draw:text-style-name="P2" draw:layer="layout" svg:x1="15.327cm" svg:y1="12.698cm" svg:x2="15.327cm" svg:y2="13.365cm">
          <text:p/>
        </draw:line>
        <draw:frame draw:style-name="gr13" draw:text-style-name="P6" draw:layer="layout" svg:width="16.193cm" svg:height="1.334cm" svg:x="1.952cm" svg:y="14.134cm">
          <draw:text-box>
            <text:p text:style-name="P5"><text:span text:style-name="T1">Gateways are </text:span><text:span text:style-name="T1">configured. </text:span><text:span text:style-name="T1">References are </text:span><text:span text:style-name="T1">assigned. Traffic </text:span><text:span text:style-name="T1">goes through the </text:span><text:span text:style-name="T1">IPREF </text:span><text:span text:style-name="T1">gateways.</text:span></text:p>
          </draw:text-box>
        </draw:frame>
        <draw:custom-shape draw:style-name="gr5" draw:text-style-name="P4" draw:layer="layout" svg:width="1.587cm" svg:height="1.666cm" svg:x="13.103cm" svg:y="11.374cm">
          <text:p text:style-name="P3"><text:span text:style-name="T1">IPREF</text:span></text:p>
          <text:p text:style-name="P3"><text:span text:style-name="T1">GW B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87cm" svg:height="1.546cm" svg:x="5.7cm" svg:y="11.374cm">
          <text:p text:style-name="P3"><text:span text:style-name="T1">IPREF</text:span></text:p>
          <text:p text:style-name="P3"><text:span text:style-name="T1">GW 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" draw:text-style-name="P1" draw:layer="layout" svg:width="17.78cm" svg:height="6.985cm" svg:x="1.317cm" svg:y="16.41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8.319cm" svg:y1="17.937cm" svg:x2="8.319cm" svg:y2="20.85cm">
            <text:p/>
          </draw:line>
          <draw:line draw:style-name="gr4" draw:text-style-name="P2" draw:layer="layout" svg:x1="3.222cm" svg:y1="20.296cm" svg:x2="6.08cm" svg:y2="20.296cm">
            <text:p/>
          </draw:line>
          <draw:frame draw:style-name="gr7" draw:text-style-name="P6" draw:layer="layout" svg:width="1.65cm" svg:height="0.659cm" svg:x="9.42cm" svg:y="17.852cm">
            <draw:text-box>
              <text:p text:style-name="P5"><text:span text:style-name="T1">Internet</text:span></text:p>
            </draw:text-box>
          </draw:frame>
          <draw:frame draw:style-name="gr8" draw:text-style-name="P8" draw:layer="layout" svg:width="1.057cm" svg:height="0.658cm" svg:x="9.717cm" svg:y="19.649cm">
            <draw:text-box>
              <text:p text:style-name="P7"><text:span text:style-name="T2">IPv4</text:span></text:p>
            </draw:text-box>
          </draw:frame>
          <draw:frame draw:style-name="gr9" draw:text-style-name="P8" draw:layer="layout" svg:width="0.985cm" svg:height="0.614cm" svg:x="9.753cm" svg:y="18.688cm">
            <draw:text-box>
              <text:p text:style-name="P7"><text:span text:style-name="T2">IPv6</text:span></text:p>
            </draw:text-box>
          </draw:frame>
          <draw:line draw:style-name="gr3" draw:text-style-name="P2" draw:layer="layout" svg:x1="12.07cm" svg:y1="17.937cm" svg:x2="12.07cm" svg:y2="20.85cm">
            <text:p/>
          </draw:line>
          <draw:frame draw:style-name="gr14" draw:text-style-name="P9" draw:layer="layout" svg:width="15.412cm" svg:height="0.704cm" svg:x="1.78cm" svg:y="16.834cm">
            <draw:text-box>
              <text:p><text:span text:style-name="T3">3. Acquiring </text:span><text:span text:style-name="T3">IPv6 Internet </text:span><text:span text:style-name="T3">addresses</text:span></text:p>
            </draw:text-box>
          </draw:frame>
          <draw:frame draw:style-name="gr8" draw:text-style-name="P8" draw:layer="layout" svg:width="1.057cm" svg:height="0.658cm" svg:x="16.017cm" svg:y="19.649cm">
            <draw:text-box>
              <text:p text:style-name="P7"><text:span text:style-name="T2">IPv4</text:span></text:p>
            </draw:text-box>
          </draw:frame>
          <draw:frame draw:style-name="gr8" draw:text-style-name="P8" draw:layer="layout" svg:width="1.057cm" svg:height="0.658cm" svg:x="3.418cm" svg:y="19.649cm">
            <draw:text-box>
              <text:p text:style-name="P7"><text:span text:style-name="T2">IPv4</text:span></text:p>
            </draw:text-box>
          </draw:frame>
          <draw:line draw:style-name="gr16" draw:text-style-name="P2" draw:layer="layout" svg:x1="7.032cm" svg:y1="19.401cm" svg:x2="9.89cm" svg:y2="19.401cm">
            <text:p/>
          </draw:line>
          <draw:line draw:style-name="gr11" draw:text-style-name="P2" draw:layer="layout" svg:x1="11.403cm" svg:y1="19.401cm" svg:x2="12.038cm" svg:y2="19.401cm">
            <text:p/>
          </draw:line>
          <draw:line draw:style-name="gr12" draw:text-style-name="P2" draw:layer="layout" svg:x1="14.335cm" svg:y1="20.296cm" svg:x2="17.228cm" svg:y2="20.296cm">
            <text:p/>
          </draw:line>
          <draw:line draw:style-name="gr12" draw:text-style-name="P2" draw:layer="layout" svg:x1="7.032cm" svg:y1="20.264cm" svg:x2="13.382cm" svg:y2="20.264cm">
            <text:p/>
          </draw:line>
          <draw:frame draw:style-name="gr13" draw:text-style-name="P6" draw:layer="layout" svg:width="15.558cm" svg:height="1.334cm" svg:x="1.952cm" svg:y="21.734cm">
            <draw:text-box>
              <text:p text:style-name="P5"><text:span text:style-name="T1">Each side </text:span><text:span text:style-name="T1">acquires IPv6 </text:span><text:span text:style-name="T1">Internet </text:span><text:span text:style-name="T1">addresses </text:span><text:span text:style-name="T1">independently. </text:span></text:p>
            </draw:text-box>
          </draw:frame>
          <draw:custom-shape draw:style-name="gr5" draw:text-style-name="P4" draw:layer="layout" svg:width="1.587cm" svg:height="1.666cm" svg:x="13.103cm" svg:y="18.974cm">
            <text:p text:style-name="P3"><text:span text:style-name="T1">IPREF</text:span></text:p>
            <text:p text:style-name="P3"><text:span text:style-name="T1">GW B</text:span></text:p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3.222cm" svg:y1="19.401cm" svg:x2="6.09cm" svg:y2="19.401cm">
            <text:p/>
          </draw:line>
          <draw:custom-shape draw:style-name="gr6" draw:text-style-name="P4" draw:layer="layout" svg:width="1.587cm" svg:height="1.546cm" svg:x="5.7cm" svg:y="18.974cm">
            <text:p text:style-name="P3"><text:span text:style-name="T1">IPR</text:span><text:span text:style-name="T1">EF</text:span></text:p>
            <text:p text:style-name="P3"><text:span text:style-name="T1">GW </text:span><text:span text:style-name="T1">A</text:span></text:p>
            <draw:enhanced-geometry svg:viewBox="0 0 21600 21600" draw:type="rectangle" draw:enhanced-path="M 0 0 L 21600 0 21600 21600 0 21600 0 0 Z N"/>
          </draw:custom-shape>
          <draw:frame draw:style-name="gr9" draw:text-style-name="P11" draw:layer="layout" svg:width="0.985cm" svg:height="0.614cm" svg:x="3.454cm" svg:y="18.688cm">
            <draw:text-box>
              <text:p text:style-name="P10"><text:span text:style-name="T4">IPv6</text:span></text:p>
            </draw:text-box>
          </draw:frame>
        </draw:g>
      </draw:page>
      <draw:page draw:name="page2" draw:style-name="dp1" draw:master-page-name="Default">
        <draw:g draw:style-name="gr1">
          <draw:custom-shape draw:style-name="gr2" draw:text-style-name="P1" draw:layer="layout" svg:width="17.78cm" svg:height="6.985cm" svg:x="1.317cm" svg:y="1.51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8.319cm" svg:y1="3.037cm" svg:x2="8.319cm" svg:y2="5.95cm">
            <text:p/>
          </draw:line>
          <draw:line draw:style-name="gr4" draw:text-style-name="P2" draw:layer="layout" svg:x1="3.222cm" svg:y1="5.396cm" svg:x2="6.08cm" svg:y2="5.396cm">
            <text:p/>
          </draw:line>
          <draw:frame draw:style-name="gr7" draw:text-style-name="P6" draw:layer="layout" svg:width="1.65cm" svg:height="0.659cm" svg:x="9.42cm" svg:y="2.952cm">
            <draw:text-box>
              <text:p text:style-name="P5"><text:span text:style-name="T1">Internet</text:span></text:p>
            </draw:text-box>
          </draw:frame>
          <draw:frame draw:style-name="gr8" draw:text-style-name="P8" draw:layer="layout" svg:width="1.057cm" svg:height="0.658cm" svg:x="9.717cm" svg:y="4.749cm">
            <draw:text-box>
              <text:p text:style-name="P7"><text:span text:style-name="T2">IPv4</text:span></text:p>
            </draw:text-box>
          </draw:frame>
          <draw:frame draw:style-name="gr9" draw:text-style-name="P8" draw:layer="layout" svg:width="0.985cm" svg:height="0.614cm" svg:x="9.753cm" svg:y="3.788cm">
            <draw:text-box>
              <text:p text:style-name="P7"><text:span text:style-name="T2">IPv6</text:span></text:p>
            </draw:text-box>
          </draw:frame>
          <draw:line draw:style-name="gr3" draw:text-style-name="P2" draw:layer="layout" svg:x1="12.07cm" svg:y1="3.037cm" svg:x2="12.07cm" svg:y2="5.95cm">
            <text:p/>
          </draw:line>
          <draw:frame draw:style-name="gr14" draw:text-style-name="P9" draw:layer="layout" svg:width="15.412cm" svg:height="0.704cm" svg:x="1.78cm" svg:y="1.934cm">
            <draw:text-box>
              <text:p><text:span text:style-name="T3">4. Switching </text:span><text:span text:style-name="T3">IPREF </text:span><text:span text:style-name="T3">gateway </text:span><text:span text:style-name="T3">traffic to IPv6</text:span></text:p>
            </draw:text-box>
          </draw:frame>
          <draw:frame draw:style-name="gr8" draw:text-style-name="P8" draw:layer="layout" svg:width="1.057cm" svg:height="0.658cm" svg:x="16.017cm" svg:y="4.749cm">
            <draw:text-box>
              <text:p text:style-name="P7"><text:span text:style-name="T2">IPv4</text:span></text:p>
            </draw:text-box>
          </draw:frame>
          <draw:frame draw:style-name="gr8" draw:text-style-name="P8" draw:layer="layout" svg:width="1.057cm" svg:height="0.658cm" svg:x="3.418cm" svg:y="4.749cm">
            <draw:text-box>
              <text:p text:style-name="P7"><text:span text:style-name="T2">IPv4</text:span></text:p>
            </draw:text-box>
          </draw:frame>
          <draw:line draw:style-name="gr16" draw:text-style-name="P2" draw:layer="layout" svg:x1="7.032cm" svg:y1="5.401cm" svg:x2="13.382cm" svg:y2="5.401cm">
            <text:p/>
          </draw:line>
          <draw:line draw:style-name="gr12" draw:text-style-name="P2" draw:layer="layout" svg:x1="14.335cm" svg:y1="5.396cm" svg:x2="17.228cm" svg:y2="5.396cm">
            <text:p/>
          </draw:line>
          <draw:line draw:style-name="gr12" draw:text-style-name="P2" draw:layer="layout" svg:x1="7.032cm" svg:y1="4.464cm" svg:x2="13.382cm" svg:y2="4.464cm">
            <text:p/>
          </draw:line>
          <draw:frame draw:style-name="gr18" draw:text-style-name="P6" draw:layer="layout" svg:width="16.193cm" svg:height="1.575cm" svg:x="1.952cm" svg:y="6.834cm">
            <draw:text-box>
              <text:p text:style-name="P5"><text:span text:style-name="T1">Both sides are </text:span><text:span text:style-name="T1">connected to the </text:span><text:span text:style-name="T1">IPv6 Internet </text:span><text:span text:style-name="T1">now. IPREF </text:span><text:span text:style-name="T1">gateways pass </text:span><text:span text:style-name="T1">traffic over the </text:span><text:span text:style-name="T1">IPv6 Internet. </text:span><text:span text:style-name="T1">The switch is </text:span><text:span text:style-name="T1">made by </text:span><text:span text:style-name="T1">changing IPREF </text:span><text:span text:style-name="T1">addresses in </text:span><text:span text:style-name="T1">DNS.</text:span></text:p>
            </draw:text-box>
          </draw:frame>
          <draw:line draw:style-name="gr17" draw:text-style-name="P2" draw:layer="layout" svg:x1="3.222cm" svg:y1="4.501cm" svg:x2="6.09cm" svg:y2="4.501cm">
            <text:p/>
          </draw:line>
          <draw:custom-shape draw:style-name="gr6" draw:text-style-name="P4" draw:layer="layout" svg:width="1.587cm" svg:height="1.546cm" svg:x="5.7cm" svg:y="4.074cm">
            <text:p text:style-name="P3"><text:span text:style-name="T1">IPR</text:span><text:span text:style-name="T1">EF</text:span></text:p>
            <text:p text:style-name="P3"><text:span text:style-name="T1">GW </text:span><text:span text:style-name="T1">A</text:span></text:p>
            <draw:enhanced-geometry svg:viewBox="0 0 21600 21600" draw:type="rectangle" draw:enhanced-path="M 0 0 L 21600 0 21600 21600 0 21600 0 0 Z N"/>
          </draw:custom-shape>
          <draw:frame draw:style-name="gr9" draw:text-style-name="P11" draw:layer="layout" svg:width="0.985cm" svg:height="0.614cm" svg:x="3.454cm" svg:y="3.788cm">
            <draw:text-box>
              <text:p text:style-name="P10"><text:span text:style-name="T4">IPv6</text:span></text:p>
            </draw:text-box>
          </draw:frame>
          <draw:line draw:style-name="gr17" draw:text-style-name="P2" draw:layer="layout" svg:x1="14.322cm" svg:y1="4.501cm" svg:x2="17.19cm" svg:y2="4.501cm">
            <text:p/>
          </draw:line>
          <draw:frame draw:style-name="gr9" draw:text-style-name="P11" draw:layer="layout" svg:width="0.985cm" svg:height="0.614cm" svg:x="16.055cm" svg:y="3.788cm">
            <draw:text-box>
              <text:p text:style-name="P10"><text:span text:style-name="T4">IPv6</text:span></text:p>
            </draw:text-box>
          </draw:frame>
          <draw:custom-shape draw:style-name="gr5" draw:text-style-name="P4" draw:layer="layout" svg:width="1.587cm" svg:height="1.666cm" svg:x="13.103cm" svg:y="4.074cm">
            <text:p text:style-name="P3"><text:span text:style-name="T1">IPREF</text:span></text:p>
            <text:p text:style-name="P3"><text:span text:style-name="T1">GW B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7.78cm" svg:height="6.985cm" svg:x="1.317cm" svg:y="9.21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8.319cm" svg:y1="10.737cm" svg:x2="8.319cm" svg:y2="13.65cm">
            <text:p/>
          </draw:line>
          <draw:line draw:style-name="gr4" draw:text-style-name="P2" draw:layer="layout" svg:x1="3.222cm" svg:y1="13.096cm" svg:x2="6.08cm" svg:y2="13.096cm">
            <text:p/>
          </draw:line>
          <draw:frame draw:style-name="gr7" draw:text-style-name="P6" draw:layer="layout" svg:width="1.65cm" svg:height="0.659cm" svg:x="9.42cm" svg:y="10.652cm">
            <draw:text-box>
              <text:p text:style-name="P5"><text:span text:style-name="T1">Internet</text:span></text:p>
            </draw:text-box>
          </draw:frame>
          <draw:frame draw:style-name="gr9" draw:text-style-name="P8" draw:layer="layout" svg:width="0.985cm" svg:height="0.614cm" svg:x="9.753cm" svg:y="11.488cm">
            <draw:text-box>
              <text:p text:style-name="P7"><text:span text:style-name="T2">IPv6</text:span></text:p>
            </draw:text-box>
          </draw:frame>
          <draw:line draw:style-name="gr3" draw:text-style-name="P2" draw:layer="layout" svg:x1="12.07cm" svg:y1="10.737cm" svg:x2="12.07cm" svg:y2="13.65cm">
            <text:p/>
          </draw:line>
          <draw:frame draw:style-name="gr14" draw:text-style-name="P9" draw:layer="layout" svg:width="15.412cm" svg:height="0.704cm" svg:x="1.78cm" svg:y="9.634cm">
            <draw:text-box>
              <text:p><text:span text:style-name="T3">5. Dropping </text:span><text:span text:style-name="T3">IPv4 Internet</text:span></text:p>
            </draw:text-box>
          </draw:frame>
          <draw:frame draw:style-name="gr8" draw:text-style-name="P8" draw:layer="layout" svg:width="1.057cm" svg:height="0.658cm" svg:x="16.017cm" svg:y="12.449cm">
            <draw:text-box>
              <text:p text:style-name="P7"><text:span text:style-name="T2">IPv4</text:span></text:p>
            </draw:text-box>
          </draw:frame>
          <draw:frame draw:style-name="gr8" draw:text-style-name="P8" draw:layer="layout" svg:width="1.057cm" svg:height="0.658cm" svg:x="3.418cm" svg:y="12.449cm">
            <draw:text-box>
              <text:p text:style-name="P7"><text:span text:style-name="T2">IPv4</text:span></text:p>
            </draw:text-box>
          </draw:frame>
          <draw:line draw:style-name="gr12" draw:text-style-name="P2" draw:layer="layout" svg:x1="14.335cm" svg:y1="13.096cm" svg:x2="17.228cm" svg:y2="13.096cm">
            <text:p/>
          </draw:line>
          <draw:line draw:style-name="gr12" draw:text-style-name="P2" draw:layer="layout" svg:x1="7.032cm" svg:y1="12.164cm" svg:x2="13.382cm" svg:y2="12.164cm">
            <text:p/>
          </draw:line>
          <draw:frame draw:style-name="gr18" draw:text-style-name="P6" draw:layer="layout" svg:width="16.193cm" svg:height="1.575cm" svg:x="1.952cm" svg:y="14.534cm">
            <draw:text-box>
              <text:p text:style-name="P5"><text:span text:style-name="T1">IPv4 Internet is </text:span><text:span text:style-name="T1">now dropped. It </text:span><text:span text:style-name="T1">takes place very </text:span><text:span text:style-name="T1">early in the </text:span><text:span text:style-name="T1">process thus </text:span><text:span text:style-name="T1">IPv4 creep is </text:span><text:span text:style-name="T1">eliminated. The </text:span><text:span text:style-name="T1">networks may </text:span><text:span text:style-name="T1">now take as </text:span><text:span text:style-name="T1">much time as </text:span><text:span text:style-name="T1">desired to make </text:span><text:span text:style-name="T1">any changes. </text:span><text:span text:style-name="T1">This does not </text:span><text:span text:style-name="T1">affect </text:span><text:span text:style-name="T1">transitioning of </text:span><text:span text:style-name="T1">the Internet to </text:span><text:span text:style-name="T1">IPv6.</text:span></text:p>
            </draw:text-box>
          </draw:frame>
          <draw:line draw:style-name="gr17" draw:text-style-name="P2" draw:layer="layout" svg:x1="3.222cm" svg:y1="12.201cm" svg:x2="6.09cm" svg:y2="12.201cm">
            <text:p/>
          </draw:line>
          <draw:custom-shape draw:style-name="gr6" draw:text-style-name="P4" draw:layer="layout" svg:width="1.587cm" svg:height="1.546cm" svg:x="5.7cm" svg:y="11.774cm">
            <text:p text:style-name="P3"><text:span text:style-name="T1">IP</text:span><text:span text:style-name="T1">R</text:span><text:span text:style-name="T1">E</text:span><text:span text:style-name="T1">F</text:span></text:p>
            <text:p text:style-name="P3"><text:span text:style-name="T1">G</text:span><text:span text:style-name="T1">W </text:span><text:span text:style-name="T1">A</text:span></text:p>
            <draw:enhanced-geometry svg:viewBox="0 0 21600 21600" draw:type="rectangle" draw:enhanced-path="M 0 0 L 21600 0 21600 21600 0 21600 0 0 Z N"/>
          </draw:custom-shape>
          <draw:frame draw:style-name="gr9" draw:text-style-name="P11" draw:layer="layout" svg:width="0.985cm" svg:height="0.614cm" svg:x="3.454cm" svg:y="11.488cm">
            <draw:text-box>
              <text:p text:style-name="P10"><text:span text:style-name="T4">IPv6</text:span></text:p>
            </draw:text-box>
          </draw:frame>
          <draw:line draw:style-name="gr17" draw:text-style-name="P2" draw:layer="layout" svg:x1="14.322cm" svg:y1="12.201cm" svg:x2="17.19cm" svg:y2="12.201cm">
            <text:p/>
          </draw:line>
          <draw:frame draw:style-name="gr9" draw:text-style-name="P11" draw:layer="layout" svg:width="0.985cm" svg:height="0.614cm" svg:x="16.055cm" svg:y="11.488cm">
            <draw:text-box>
              <text:p text:style-name="P10"><text:span text:style-name="T4">IPv6</text:span></text:p>
            </draw:text-box>
          </draw:frame>
          <draw:custom-shape draw:style-name="gr5" draw:text-style-name="P4" draw:layer="layout" svg:width="1.587cm" svg:height="1.666cm" svg:x="13.103cm" svg:y="11.774cm">
            <text:p text:style-name="P3"><text:span text:style-name="T1">IPREF</text:span></text:p>
            <text:p text:style-name="P3"><text:span text:style-name="T1">GW B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7.78cm" svg:height="6.985cm" svg:x="1.317cm" svg:y="17.01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8.319cm" svg:y1="18.537cm" svg:x2="8.319cm" svg:y2="21.45cm">
            <text:p/>
          </draw:line>
          <draw:line draw:style-name="gr4" draw:text-style-name="P2" draw:layer="layout" svg:x1="3.222cm" svg:y1="20.896cm" svg:x2="6.08cm" svg:y2="20.896cm">
            <text:p/>
          </draw:line>
          <draw:frame draw:style-name="gr7" draw:text-style-name="P6" draw:layer="layout" svg:width="1.65cm" svg:height="0.659cm" svg:x="9.42cm" svg:y="18.452cm">
            <draw:text-box>
              <text:p text:style-name="P5"><text:span text:style-name="T1">Internet</text:span></text:p>
            </draw:text-box>
          </draw:frame>
          <draw:frame draw:style-name="gr9" draw:text-style-name="P8" draw:layer="layout" svg:width="0.985cm" svg:height="0.614cm" svg:x="9.753cm" svg:y="19.288cm">
            <draw:text-box>
              <text:p text:style-name="P7"><text:span text:style-name="T2">IPv6</text:span></text:p>
            </draw:text-box>
          </draw:frame>
          <draw:line draw:style-name="gr3" draw:text-style-name="P2" draw:layer="layout" svg:x1="12.07cm" svg:y1="18.537cm" svg:x2="12.07cm" svg:y2="21.45cm">
            <text:p/>
          </draw:line>
          <draw:frame draw:style-name="gr14" draw:text-style-name="P9" draw:layer="layout" svg:width="15.412cm" svg:height="0.704cm" svg:x="1.78cm" svg:y="17.434cm">
            <draw:text-box>
              <text:p><text:span text:style-name="T3">6. Switching </text:span><text:span text:style-name="T3">to IPv6 </text:span><text:span text:style-name="T3">independentl</text:span><text:span text:style-name="T3">y</text:span></text:p>
            </draw:text-box>
          </draw:frame>
          <draw:frame draw:style-name="gr8" draw:text-style-name="P8" draw:layer="layout" svg:width="1.057cm" svg:height="0.658cm" svg:x="3.418cm" svg:y="20.249cm">
            <draw:text-box>
              <text:p text:style-name="P7"><text:span text:style-name="T2">IPv4</text:span></text:p>
            </draw:text-box>
          </draw:frame>
          <draw:line draw:style-name="gr12" draw:text-style-name="P2" draw:layer="layout" svg:x1="14.335cm" svg:y1="19.996cm" svg:x2="17.228cm" svg:y2="19.996cm">
            <text:p/>
          </draw:line>
          <draw:line draw:style-name="gr12" draw:text-style-name="P2" draw:layer="layout" svg:x1="7.032cm" svg:y1="19.964cm" svg:x2="13.382cm" svg:y2="19.964cm">
            <text:p/>
          </draw:line>
          <draw:frame draw:style-name="gr18" draw:text-style-name="P6" draw:layer="layout" svg:width="16.193cm" svg:height="1.575cm" svg:x="1.952cm" svg:y="22.334cm">
            <draw:text-box>
              <text:p text:style-name="P5"><text:span text:style-name="T1">Each network </text:span><text:span text:style-name="T1">may now switch </text:span><text:span text:style-name="T1">to IPv6 </text:span><text:span text:style-name="T1">independently. </text:span><text:span text:style-name="T1">Each may elect </text:span><text:span text:style-name="T1">to stay with IPv4 </text:span><text:span text:style-name="T1">for an extended </text:span><text:span text:style-name="T1">amount of time. </text:span><text:span text:style-name="T1">The Internet is </text:span><text:span text:style-name="T1">unaffected by </text:span><text:span text:style-name="T1">these decisions.</text:span></text:p>
            </draw:text-box>
          </draw:frame>
          <draw:line draw:style-name="gr17" draw:text-style-name="P2" draw:layer="layout" svg:x1="3.222cm" svg:y1="20.001cm" svg:x2="6.09cm" svg:y2="20.001cm">
            <text:p/>
          </draw:line>
          <draw:custom-shape draw:style-name="gr6" draw:text-style-name="P4" draw:layer="layout" svg:width="1.587cm" svg:height="1.546cm" svg:x="5.7cm" svg:y="19.574cm">
            <text:p text:style-name="P3"><text:span text:style-name="T1">IPREF</text:span></text:p>
            <text:p text:style-name="P3"><text:span text:style-name="T1">GW A</text:span></text:p>
            <draw:enhanced-geometry svg:viewBox="0 0 21600 21600" draw:type="rectangle" draw:enhanced-path="M 0 0 L 21600 0 21600 21600 0 21600 0 0 Z N"/>
          </draw:custom-shape>
          <draw:frame draw:style-name="gr9" draw:text-style-name="P11" draw:layer="layout" svg:width="0.985cm" svg:height="0.614cm" svg:x="3.454cm" svg:y="19.288cm">
            <draw:text-box>
              <text:p text:style-name="P10"><text:span text:style-name="T4">IPv6</text:span></text:p>
            </draw:text-box>
          </draw:frame>
          <draw:frame draw:style-name="gr9" draw:text-style-name="P13" draw:layer="layout" svg:width="0.985cm" svg:height="0.614cm" svg:x="16.055cm" svg:y="19.288cm">
            <draw:text-box>
              <text:p text:style-name="P12"><text:span text:style-name="T5">IPv6</text:span></text:p>
            </draw:text-box>
          </draw:frame>
          <draw:custom-shape draw:style-name="gr5" draw:text-style-name="P4" draw:layer="layout" svg:width="1.587cm" svg:height="1.666cm" svg:x="13.103cm" svg:y="19.574cm">
            <text:p text:style-name="P3"><text:span text:style-name="T1">IP</text:span><text:span text:style-name="T1">R</text:span><text:span text:style-name="T1">E</text:span><text:span text:style-name="T1">F</text:span></text:p>
            <text:p text:style-name="P3"><text:span text:style-name="T1">G</text:span><text:span text:style-name="T1">W </text:span><text:span text:style-name="T1">B</text:span></text:p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g draw:style-name="gr1">
          <draw:custom-shape draw:style-name="gr2" draw:text-style-name="P1" draw:layer="layout" svg:width="17.78cm" svg:height="6.985cm" svg:x="1.317cm" svg:y="1.61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8.319cm" svg:y1="3.137cm" svg:x2="8.319cm" svg:y2="6.05cm">
            <text:p/>
          </draw:line>
          <draw:line draw:style-name="gr4" draw:text-style-name="P2" draw:layer="layout" svg:x1="3.222cm" svg:y1="4.596cm" svg:x2="6.08cm" svg:y2="4.596cm">
            <text:p/>
          </draw:line>
          <draw:frame draw:style-name="gr7" draw:text-style-name="P6" draw:layer="layout" svg:width="1.65cm" svg:height="0.659cm" svg:x="9.42cm" svg:y="3.052cm">
            <draw:text-box>
              <text:p text:style-name="P5"><text:span text:style-name="T1">Internet</text:span></text:p>
            </draw:text-box>
          </draw:frame>
          <draw:frame draw:style-name="gr9" draw:text-style-name="P8" draw:layer="layout" svg:width="0.985cm" svg:height="0.614cm" svg:x="9.753cm" svg:y="3.888cm">
            <draw:text-box>
              <text:p text:style-name="P7"><text:span text:style-name="T2">IPv6</text:span></text:p>
            </draw:text-box>
          </draw:frame>
          <draw:line draw:style-name="gr3" draw:text-style-name="P2" draw:layer="layout" svg:x1="12.07cm" svg:y1="3.137cm" svg:x2="12.07cm" svg:y2="6.05cm">
            <text:p/>
          </draw:line>
          <draw:frame draw:style-name="gr14" draw:text-style-name="P9" draw:layer="layout" svg:width="15.412cm" svg:height="0.704cm" svg:x="1.78cm" svg:y="2.034cm">
            <draw:text-box>
              <text:p><text:span text:style-name="T3">7. </text:span><text:span text:style-name="T3">C</text:span><text:span text:style-name="T3">o</text:span><text:span text:style-name="T3">m</text:span><text:span text:style-name="T3">pl</text:span><text:span text:style-name="T3">eti</text:span><text:span text:style-name="T3">ng </text:span><text:span text:style-name="T3">tra</text:span><text:span text:style-name="T3">ns</text:span><text:span text:style-name="T3">iti</text:span><text:span text:style-name="T3">on</text:span></text:p>
            </draw:text-box>
          </draw:frame>
          <draw:line draw:style-name="gr12" draw:text-style-name="P2" draw:layer="layout" svg:x1="14.335cm" svg:y1="4.596cm" svg:x2="17.228cm" svg:y2="4.596cm">
            <text:p/>
          </draw:line>
          <draw:line draw:style-name="gr12" draw:text-style-name="P2" draw:layer="layout" svg:x1="7.032cm" svg:y1="4.564cm" svg:x2="13.382cm" svg:y2="4.564cm">
            <text:p/>
          </draw:line>
          <draw:frame draw:style-name="gr18" draw:text-style-name="P6" draw:layer="layout" svg:width="16.193cm" svg:height="1.575cm" svg:x="1.952cm" svg:y="6.934cm">
            <draw:text-box>
              <text:p text:style-name="P5"><text:span text:style-name="T1">Tra</text:span><text:span text:style-name="T1">nsiti</text:span><text:span text:style-name="T1">on </text:span><text:span text:style-name="T1">is </text:span><text:span text:style-name="T1">com</text:span><text:span text:style-name="T1">plet</text:span><text:span text:style-name="T1">ed </text:span><text:span text:style-name="T1">whe</text:span><text:span text:style-name="T1">n </text:span><text:span text:style-name="T1">bot</text:span><text:span text:style-name="T1">h </text:span><text:span text:style-name="T1">side</text:span><text:span text:style-name="T1">s </text:span><text:span text:style-name="T1">swit</text:span><text:span text:style-name="T1">ch </text:span><text:span text:style-name="T1">to </text:span><text:span text:style-name="T1">IPv</text:span><text:span text:style-name="T1">6. </text:span><text:span text:style-name="T1">IPR</text:span><text:span text:style-name="T1">EF </text:span><text:span text:style-name="T1">gat</text:span><text:span text:style-name="T1">ewa</text:span><text:span text:style-name="T1">ys </text:span><text:span text:style-name="T1">may </text:span><text:span text:style-name="T1">rem</text:span><text:span text:style-name="T1">ain </text:span><text:span text:style-name="T1">in </text:span><text:span text:style-name="T1">plac</text:span><text:span text:style-name="T1">e if </text:span><text:span text:style-name="T1">the </text:span><text:span text:style-name="T1">side</text:span><text:span text:style-name="T1">s </text:span><text:span text:style-name="T1">pref</text:span><text:span text:style-name="T1">er </text:span><text:span text:style-name="T1">adv</text:span><text:span text:style-name="T1">ant</text:span><text:span text:style-name="T1">age</text:span><text:span text:style-name="T1">s </text:span><text:span text:style-name="T1">offe</text:span><text:span text:style-name="T1">red </text:span><text:span text:style-name="T1">by </text:span><text:span text:style-name="T1">add</text:span><text:span text:style-name="T1">ress</text:span><text:span text:style-name="T1">ing </text:span><text:span text:style-name="T1">with </text:span><text:span text:style-name="T1">refe</text:span><text:span text:style-name="T1">ren</text:span><text:span text:style-name="T1">ces.</text:span></text:p>
            </draw:text-box>
          </draw:frame>
          <draw:custom-shape draw:style-name="gr6" draw:text-style-name="P4" draw:layer="layout" svg:width="1.587cm" svg:height="1.546cm" svg:x="5.7cm" svg:y="4.174cm">
            <text:p text:style-name="P3"><text:span text:style-name="T1">IPREF</text:span></text:p>
            <text:p text:style-name="P3"><text:span text:style-name="T1">GW A</text:span></text:p>
            <draw:enhanced-geometry svg:viewBox="0 0 21600 21600" draw:type="rectangle" draw:enhanced-path="M 0 0 L 21600 0 21600 21600 0 21600 0 0 Z N"/>
          </draw:custom-shape>
          <draw:frame draw:style-name="gr9" draw:text-style-name="P13" draw:layer="layout" svg:width="0.985cm" svg:height="0.614cm" svg:x="3.454cm" svg:y="3.888cm">
            <draw:text-box>
              <text:p text:style-name="P12"><text:span text:style-name="T5">IPv6</text:span></text:p>
            </draw:text-box>
          </draw:frame>
          <draw:frame draw:style-name="gr9" draw:text-style-name="P13" draw:layer="layout" svg:width="0.985cm" svg:height="0.614cm" svg:x="16.055cm" svg:y="3.888cm">
            <draw:text-box>
              <text:p text:style-name="P12"><text:span text:style-name="T5">IPv6</text:span></text:p>
            </draw:text-box>
          </draw:frame>
          <draw:custom-shape draw:style-name="gr5" draw:text-style-name="P4" draw:layer="layout" svg:width="1.587cm" svg:height="1.666cm" svg:x="13.103cm" svg:y="4.174cm">
            <text:p text:style-name="P3"><text:span text:style-name="T1">IPREF</text:span></text:p>
            <text:p text:style-name="P3"><text:span text:style-name="T1">GW B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76cm" fo:padding-bottom="0.076cm" fo:padding-left="0.102cm" fo:padding-right="0.10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1:34:59.060160883</meta:creation-date>
    <dc:date>2023-08-01T00:03:36.499363438</dc:date>
    <meta:editing-duration>PT2H28M33S</meta:editing-duration>
    <meta:editing-cycles>12</meta:editing-cycles>
    <meta:generator>LibreOffice/7.5.3.2$Linux_X86_64 LibreOffice_project/50$Build-2</meta:generator>
    <meta:document-statistic meta:object-count="141"/>
  </office:meta>
</office:document-meta>
</file>